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alibri" svg:font-family="calibri"/>
    <style:font-face style:name="Aharoni" svg:font-family="Aharon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style:font-name="Calibri" fo:font-size="10pt" style:font-size-asian="10pt" style:font-size-complex="10pt"/>
    </style:style>
    <style:style style:name="P3" style:family="paragraph" style:parent-style-name="Standard" style:list-style-name="L1">
      <style:text-properties fo:color="#999999" style:font-name="Calibri" fo:font-size="10pt" style:font-size-asian="10pt" style:font-size-complex="10pt"/>
    </style:style>
    <style:style style:name="P4" style:family="paragraph" style:parent-style-name="Standard" style:list-style-name="L1">
      <style:text-properties fo:color="#000000" style:font-name="Calibri" fo:font-size="10pt" style:font-size-asian="10pt" style:font-size-complex="10pt"/>
    </style:style>
    <style:style style:name="T1" style:family="text">
      <style:text-properties fo:color="#ff3333"/>
    </style:style>
    <style:style style:name="T2" style:family="text">
      <style:text-properties fo:color="#ff3333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="Calibri" fo:font-size="10pt" style:font-size-asian="10pt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999999"/>
    </style:style>
    <style:style style:name="T7" style:family="text">
      <style:text-properties fo:color="#999999" style:font-name="Calibri" fo:font-size="10pt" style:font-size-asian="10pt" style:font-size-complex="10pt"/>
    </style:style>
    <style:style style:name="T8" style:family="text">
      <style:text-properties fo:color="#999999" style:font-name="calibri" fo:font-size="9pt" style:text-underline-style="solid" style:text-underline-width="auto" style:text-underline-color="font-color"/>
    </style:style>
    <style:style style:name="T9" style:family="text">
      <style:text-properties fo:color="#000099" style:font-name="calibri" fo:font-size="9pt" style:text-underline-style="solid" style:text-underline-width="auto" style:text-underline-color="font-color"/>
    </style:style>
    <style:style style:name="T10" style:family="text">
      <style:text-properties style:font-name="calibri" fo:font-size="9pt" style:text-underline-style="solid" style:text-underline-width="auto" style:text-underline-color="font-color"/>
    </style:style>
    <style:style style:name="T11" style:family="text">
      <style:text-properties fo:color="#ff0000"/>
    </style:style>
    <style:style style:name="T12" style:family="text">
      <style:text-properties fo:color="#ff0000" fo:font-weight="bold" style:font-weight-asian="bold" style:font-weight-complex="bold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7377836" text:style-name="L1">
        <text:list-item>
          <text:p text:style-name="P2"><text:span text:style-name="T5">Home SHPO</text:span>( (gov)(registrant) ) Screen View </text:p>
          <text:list>
            <text:list-item>
              <text:p text:style-name="P2">Menu: Registration , Terms of Use, </text:p>
            </text:list-item>
            <text:list-item>
              <text:p text:style-name="P2">Welcome with mrbiggles@michigan.gov</text:p>
            </text:list-item>
            <text:list-item>
              <text:p text:style-name="P2">Grid: Your Tasks</text:p>
            </text:list-item>
            <text:list-item>
              <text:p text:style-name="P2">Task Messages:</text:p>
              <text:list>
                <text:list-item>
                  <text:p text:style-name="P2"><text:a xlink:type="simple" xlink:href="../../../../../DesignChart/src/xsl/std/layout/page/perspectives_v5/merge.html"><text:span text:style-name="T9">New</text:span></text:a>1Request NRN Help Desk Privilegesmrbiggles@michigan.gov10/23/2011 </text:p>
                </text:list-item>
                <text:list-item>
                  <text:p text:style-name="P2"><text:a xlink:type="simple" xlink:href="../../../../../DesignChart/src/xsl/std/layout/page/perspectives_v5/merge.html"><text:span text:style-name="T9">New</text:span></text:a>2Request NRN Approver Privilegesmrbiggles@michigan.gov10/23/2011 </text:p>
                </text:list-item>
                <text:list-item>
                  <text:p text:style-name="P2"><text:a xlink:type="simple" xlink:href="../../../../../DesignChart/src/xsl/std/layout/page/perspectives_v5/merge.html"><text:span text:style-name="T9">New</text:span></text:a>3Request NRN Manager Privilegesmrbiggles@michigan.gov10/23/2011 </text:p>
                </text:list-item>
                <text:list-item>
                  <text:p text:style-name="P2"><text:a xlink:type="simple" xlink:href="../../../../../DesignChart/src/xsl/std/layout/page/perspectives_v5/merge.html"><text:span text:style-name="T9">New</text:span></text:a>4Request ER Help Desk Privilegesmrbiggles@michigan.gov10/23/2011 </text:p>
                </text:list-item>
                <text:list-item>
                  <text:p text:style-name="P2"><text:a xlink:type="simple" xlink:href="../../../../../DesignChart/src/xsl/std/layout/page/perspectives_v5/merge.html"><text:span text:style-name="T9">New</text:span></text:a>5Request ER Reviewer Privilegesmrbiggles@michigan.gov10/23/2011 </text:p>
                </text:list-item>
                <text:list-item>
                  <text:p text:style-name="P2"><text:a xlink:type="simple" xlink:href="../../../../../DesignChart/src/xsl/std/layout/page/perspectives_v5/merge.html"><text:span text:style-name="T9">New</text:span></text:a>6Request ER Approver Privilegesmrbiggles@michigan.gov10/23/2011 </text:p>
                </text:list-item>
                <text:list-item>
                  <text:p text:style-name="P2"><text:a xlink:type="simple" xlink:href="../../../../../DesignChart/src/xsl/std/layout/page/perspectives_v5/merge.html"><text:span text:style-name="T9">New</text:span></text:a>7Request ER Manager Privilegesmrbiggles@michigan.gov10/23/2011 </text:p>
                </text:list-item>
              </text:list>
            </text:list-item>
            <text:list-item>
              <text:p text:style-name="P2">Activity Messages:</text:p>
              <text:list>
                <text:list-item>
                  <text:p text:style-name="P2">1, Requested, Request NRN Reviewer Privileges, <text:a xlink:type="simple" xlink:href="mailto:mrbiggles@michigan.gov">mrbiggles@michigan.gov</text:a>, 10/24/2011 </text:p>
                </text:list-item>
                <text:list-item>
                  <text:p text:style-name="P2">2, Granted, Registrant Privileges, <text:a xlink:type="simple" xlink:href="mailto:nrn-manager@michigan.gov">nrn-manager@michigan.gov</text:a>, 10/24/2011 </text:p>
                </text:list-item>
                <text:list-item>
                  <text:p text:style-name="P2">3, Created, Experience and Expertise, <text:a xlink:type="simple" xlink:href="mailto:mrbiggles@michigan.gov">mrbiggles@michigan.gov</text:a>, 10/23/2011 </text:p>
                </text:list-item>
                <text:list-item>
                  <text:p text:style-name="P2">4, Created, Mailinig Address, <text:a xlink:type="simple" xlink:href="mailto:mrbiggles@michigan.gov">mrbiggles@michigan.gov</text:a>, 10/23/2011 </text:p>
                </text:list-item>
                <text:list-item>
                  <text:p text:style-name="P2">5, Created, Phone, <text:a xlink:type="simple" xlink:href="mailto:mrbiggles@michigan.gov">mrbiggles@michigan.gov</text:a>, 10/23/2011</text:p>
                </text:list-item>
                <text:list-item>
                  <text:p text:style-name="P2"><text:span text:style-name="T5">6, Created, Account, </text:span><text:a xlink:type="simple" xlink:href="mailto:mrbiggles@michigan.gov"><text:span text:style-name="T5">mrbiggles@michigan.gov</text:span></text:a><text:span text:style-name="T5">, 10/23/2011 </text:span></text:p>
                </text:list-item>
                <text:list-item>
                  <text:p text:style-name="P2"><text:span text:style-name="T5"/></text:p>
                </text:list-item>
              </text:list>
            </text:list-item>
          </text:list>
        </text:list-item>
        <text:list-item>
          <text:p text:style-name="P2"><text:span text:style-name="T5">Home SHPO</text:span>( (gov)(registrant)(N<text:span text:style-name="T1">RN</text:span>) ) Screen View </text:p>
          <text:list>
            <text:list-item>
              <text:p text:style-name="P2">Menu: Registration , Terms of Use, </text:p>
            </text:list-item>
            <text:list-item>
              <text:p text:style-name="P2">Welcome with mrbiggles@michigan.gov</text:p>
            </text:list-item>
            <text:list-item>
              <text:p text:style-name="P2">Grid: Your Tasks</text:p>
            </text:list-item>
            <text:list-item>
              <text:p text:style-name="P2">Task Messages:</text:p>
              <text:list>
                <text:list-item>
                  <text:p text:style-name="P2"><text:a xlink:type="simple" xlink:href="../../../../../DesignChart/src/xsl/std/layout/page/perspectives_v5/merge.html">Poke</text:a><text:span text:style-name="T9">, </text:span>1,Unassigned work, The Farm, ,10/23/2011 </text:p>
                </text:list-item>
                <text:list-item>
                  <text:p text:style-name="P2"><text:a xlink:type="simple" xlink:href="../../../../../DesignChart/src/xsl/std/layout/page/perspectives_v5/merge.html">Poke</text:a><text:span text:style-name="T9">, </text:span>2,Unassigned work, Bigplace with Trees, ,10/23/2011 </text:p>
                </text:list-item>
                <text:list-item>
                  <text:p text:style-name="P2"><text:a xlink:type="simple" xlink:href="../../../../../DesignChart/src/xsl/std/layout/page/perspectives_v5/merge.html">Poke</text:a><text:span text:style-name="T9">, </text:span>3, Unassigned work, Small place with bushes, ,10/23/2011 </text:p>
                </text:list-item>
                <text:list-item>
                  <text:p text:style-name="P2"><text:a xlink:type="simple" xlink:href="../../../../../DesignChart/src/xsl/std/layout/page/perspectives_v5/merge.html">Poke</text:a><text:span text:style-name="T9">, </text:span>4, Unassigned work, Blue Water Inn, ,10/23/2011 </text:p>
                </text:list-item>
                <text:list-item>
                  <text:p text:style-name="P2"><text:a xlink:type="simple" xlink:href="../../../../../DesignChart/src/xsl/std/layout/page/perspectives_v5/merge.html">Confirm</text:a><text:span text:style-name="T9">, </text:span>5, Confirm Assignement, the house on the corner, <text:a xlink:type="simple" xlink:href="mailto:mrbiggles@michigan.gov">mrbiggles@michigan.gov</text:a>, 10/23/2011 </text:p>
                </text:list-item>
              </text:list>
            </text:list-item>
            <text:list-item>
              <text:p text:style-name="P2">Activity Messages:</text:p>
              <text:list>
                <text:list-item>
                  <text:p text:style-name="P2">1, Granted, NRN Reviewer Privileges, <text:a xlink:type="simple" xlink:href="mailto:mrbiggles@michigan.gov">mrbiggles@michigan.gov</text:a>, 10/24/2011 </text:p>
                </text:list-item>
                <text:list-item>
                  <text:p text:style-name="P2">2, Requested, Request NRN Reviewer Privileges, <text:a xlink:type="simple" xlink:href="mailto:mrbiggles@michigan.gov">mrbiggles@michigan.gov</text:a>, 10/24/2011 </text:p>
                </text:list-item>
                <text:list-item>
                  <text:p text:style-name="P2">3, Granted, Registrant Privileges, <text:a xlink:type="simple" xlink:href="mailto:nrn-manager@michigan.gov">nrn-manager@michigan.gov</text:a>, 10/24/2011 </text:p>
                </text:list-item>
                <text:list-item>
                  <text:p text:style-name="P2">4, Created, Experience and Expertise, <text:a xlink:type="simple" xlink:href="mailto:mrbiggles@michigan.gov">mrbiggles@michigan.gov</text:a>, 10/23/2011 </text:p>
                </text:list-item>
                <text:list-item>
                  <text:p text:style-name="P2">5, Created, Mailinig Address, <text:a xlink:type="simple" xlink:href="mailto:mrbiggles@michigan.gov">mrbiggles@michigan.gov</text:a>, 10/23/2011 </text:p>
                </text:list-item>
                <text:list-item>
                  <text:p text:style-name="P2">6, Created, Phone, <text:a xlink:type="simple" xlink:href="mailto:mrbiggles@michigan.gov">mrbiggles@michigan.gov</text:a>, 10/23/2011</text:p>
                </text:list-item>
                <text:list-item>
                  <text:p text:style-name="P2">7, Created, Account, <text:a xlink:type="simple" xlink:href="mailto:mrbiggles@michigan.gov">mrbiggles@michigan.gov</text:a>, 10/23/2011 </text:p>
                </text:list-item>
              </text:list>
            </text:list-item>
          </text:list>
        </text:list-item>
        <text:list-item>
          <text:p text:style-name="P2"><text:span text:style-name="T5"/></text:p>
        </text:list-item>
        <text:list-item>
          <text:p text:style-name="P2"><text:span text:style-name="T5">Home SHPO</text:span>( (gov)(registrant)(<text:span text:style-name="T1">NRN</text:span>)(<text:span text:style-name="T1">reviewer</text:span>) ) Screen View </text:p>
          <text:list>
            <text:list-item>
              <text:p text:style-name="P3">Title: Home SHPO</text:p>
            </text:list-item>
            <text:list-item>
              <text:p text:style-name="P3">Menu: Registration , Terms of Use, </text:p>
            </text:list-item>
            <text:list-item>
              <text:p text:style-name="P3">Welcome with user name/ email addresss</text:p>
            </text:list-item>
            <text:list-item>
              <text:p text:style-name="P3">Grid: Your Tasks</text:p>
            </text:list-item>
            <text:list-item>
              <text:p text:style-name="P3">Task Messages:</text:p>
              <text:list>
                <text:list-item>
                  <text:p text:style-name="P3"><text:span text:style-name="T3">Go </text:span>button, Preliminary Questionnaire, Project Name, Owner name, date</text:p>
                </text:list-item>
                <text:list-item>
                  <text:p text:style-name="P3"><text:span text:style-name="T3">Confirm</text:span>, <text:s text:c="4"/>Preliminary Questionnaire Assignment, Project Name, Owner name, date</text:p>
                </text:list-item>
              </text:list>
            </text:list-item>
            <text:list-item>
              <text:p text:style-name="P3">Activity Messages:</text:p>
              <text:list>
                <text:list-item>
                  <text:p text:style-name="P1"><text:span text:style-name="T7">1,Confimed, Assignment accepted for the house on the hill, </text:span><text:a xlink:type="simple" xlink:href="mailto:mrbiggles@michigan.gov">mrbiggles</text:a><text:a xlink:type="simple" xlink:href="mailto:td@michigan.gov"><text:span text:style-name="T4">@michigan.gov</text:span></text:a><text:span text:style-name="T7">, created</text:span></text:p>
                </text:list-item>
                <text:list-item>
                  <text:p text:style-name="P1"><text:span text:style-name="T7">2, Poked, <text:s text:c="4"/>Pending Acceptance for the house on the hill, </text:span><text:a xlink:type="simple" xlink:href="mailto:mrbiggles@michigan.gov">mrbiggles</text:a><text:a xlink:type="simple" xlink:href="mailto:td@michigan.gov">@michigan.gov</text:a><text:span text:style-name="T7">, created</text:span></text:p>
                </text:list-item>
                <text:list-item>
                  <text:p text:style-name="P2">1, Granted, NRN Reviewer Privileges, <text:a xlink:type="simple" xlink:href="mailto:mrbiggles@michigan.gov">mrbiggles@michigan.gov</text:a>, 10/24/2011 </text:p>
                </text:list-item>
                <text:list-item>
                  <text:p text:style-name="P2">2, Requested, Request NRN Reviewer Privileges, <text:a xlink:type="simple" xlink:href="mailto:mrbiggles@michigan.gov">mrbiggles@michigan.gov</text:a>, 10/24/2011 </text:p>
                </text:list-item>
                <text:list-item>
                  <text:p text:style-name="P2">3, Granted, Registrant Privileges, <text:a xlink:type="simple" xlink:href="mailto:nrn-manager@michigan.gov">nrn-manager@michigan.gov</text:a>, 10/24/2011 </text:p>
                </text:list-item>
                <text:list-item>
                  <text:p text:style-name="P2">4, Created, Experience and Expertise, <text:a xlink:type="simple" xlink:href="mailto:mrbiggles@michigan.gov">mrbiggles@michigan.gov</text:a>, 10/23/2011 </text:p>
                </text:list-item>
                <text:list-item>
                  <text:p text:style-name="P2">5, Created, Mailinig Address, <text:a xlink:type="simple" xlink:href="mailto:mrbiggles@michigan.gov">mrbiggles@michigan.gov</text:a>, 10/23/2011 </text:p>
                </text:list-item>
                <text:list-item>
                  <text:p text:style-name="P2"><text:soft-page-break/>6, Created, Phone, <text:a xlink:type="simple" xlink:href="mailto:mrbiggles@michigan.gov">mrbiggles@michigan.gov</text:a>, 10/23/2011</text:p>
                </text:list-item>
                <text:list-item>
                  <text:p text:style-name="P2"><text:span text:style-name="T7">7, Created, Account, </text:span><text:a xlink:type="simple" xlink:href="mailto:mrbiggles@michigan.gov">mrbiggles@michigan.gov</text:a><text:span text:style-name="T7">, 10/23/2011 </text:span></text:p>
                  <text:p text:style-name="P2"/>
                </text:list-item>
              </text:list>
            </text:list-item>
          </text:list>
        </text:list-item>
        <text:list-item>
          <text:p text:style-name="P2"><text:span text:style-name="T5">Home SHPO</text:span>( (gov)(registrant)(<text:span text:style-name="T1">NRN</text:span>)(<text:span text:style-name="T1">approver</text:span>) ) Screen View </text:p>
          <text:list>
            <text:list-item>
              <text:p text:style-name="P2">Menu: Registration , Terms of Use, </text:p>
            </text:list-item>
            <text:list-item>
              <text:p text:style-name="P2">Welcome with user name/ email addresss</text:p>
            </text:list-item>
            <text:list-item>
              <text:p text:style-name="P2">Grid: Your Tasks</text:p>
            </text:list-item>
            <text:list-item>
              <text:p text:style-name="P2">Task Messages:</text:p>
              <text:list>
                <text:list-item>
                  <text:p text:style-name="P2"><text:span text:style-name="T3">Go</text:span> button, Preliminary Questionnaire, Project name, owner name</text:p>
                </text:list-item>
                <text:list-item>
                  <text:p text:style-name="P2"><text:span text:style-name="T3">Approve</text:span> button, Preliminary Questionnaire, Project name, owner name</text:p>
                </text:list-item>
              </text:list>
            </text:list-item>
            <text:list-item>
              <text:p text:style-name="P2">Activity Messages:</text:p>
            </text:list-item>
          </text:list>
        </text:list-item>
        <text:list-item>
          <text:p text:style-name="P2"><text:span text:style-name="T5">Home SHPO</text:span>( (gov)(registrant)(<text:span text:style-name="T1">NRN</text:span>)(<text:span text:style-name="T1">manager</text:span>) ) Screen View </text:p>
          <text:list>
            <text:list-item>
              <text:p text:style-name="P2">Menu: Registration , Terms of Use, </text:p>
            </text:list-item>
            <text:list-item>
              <text:p text:style-name="P2">Welcome with user name/ email addresss</text:p>
            </text:list-item>
            <text:list-item>
              <text:p text:style-name="P2">Grid: Your Tasks</text:p>
            </text:list-item>
            <text:list-item>
              <text:p text:style-name="P2">Task Messages:</text:p>
              <text:list>
                <text:list-item>
                  <text:p text:style-name="P2"><text:span text:style-name="T3">Assign</text:span> , Preliminary Questionnaire, ,Project name, owner name</text:p>
                </text:list-item>
                <text:list-item>
                  <text:p text:style-name="P2"><text:span text:style-name="T3">Polk</text:span> , Preliminary Questionnaire, Project name, owner name</text:p>
                </text:list-item>
              </text:list>
            </text:list-item>
            <text:list-item>
              <text:p text:style-name="P2">Activity Messages:</text:p>
              <text:list>
                <text:list-item>
                  <text:p text:style-name="P2">Confim, Assignment accepted, Project Name, Reviewer Name, Due date</text:p>
                </text:list-item>
                <text:list-item>
                  <text:p text:style-name="P2">Poke, <text:s text:c="4"/>Pending Acceptance, <text:s text:c="2"/>Project Name, Reviewer Name, Reminder date</text:p>
                </text:list-item>
                <text:list-item>
                  <text:p text:style-name="P2">Poke, <text:s text:c="4"/>Upcomming due date, Project Name, Reviewer Name, Due date</text:p>
                </text:list-item>
                <text:list-item>
                  <text:p text:style-name="P2">Poke, <text:s text:c="4"/>Upcomming due date, Project Name, Reviewer Name, Due date</text:p>
                </text:list-item>
              </text:list>
            </text:list-item>
          </text:list>
        </text:list-item>
        <text:list-item>
          <text:p text:style-name="P2"><text:span text:style-name="T5">Home SHPO</text:span>( (gov)(registrant)(<text:span text:style-name="T1">NRN</text:span>)(<text:span text:style-name="T1">help-desk</text:span>) ) Screen View </text:p>
          <text:list>
            <text:list-item>
              <text:p text:style-name="P2">Menu: Terms of Use, </text:p>
            </text:list-item>
            <text:list-item>
              <text:p text:style-name="P2">Welcome with user name/ email addresss</text:p>
            </text:list-item>
            <text:list-item>
              <text:p text:style-name="P2">Grid: Your Tasks</text:p>
            </text:list-item>
            <text:list-item>
              <text:p text:style-name="P2">Task Messages:</text:p>
            </text:list-item>
            <text:list-item>
              <text:p text:style-name="P2">Activity Messages:</text:p>
            </text:list-item>
          </text:list>
        </text:list-item>
        <text:list-item>
          <text:p text:style-name="P2"><text:span text:style-name="T5">Home SHPO</text:span>( (gov)(registrant)(<text:span text:style-name="T1">NRN</text:span>)(<text:span text:style-name="T1">system-administrator</text:span>) ) Screen View </text:p>
        </text:list-item>
        <text:list-item>
          <text:p text:style-name="P2"><text:span text:style-name="T5">Home SHPO</text:span>( (gov)(registrant)(<text:span text:style-name="T1">NRN</text:span>)(<text:span text:style-name="T1">workflow</text:span>-<text:span text:style-name="T1">designer</text:span>) ) Screen View </text:p>
        </text:list-item>
        <text:list-item>
          <text:p text:style-name="P2"><text:span text:style-name="T5">Home SHPO</text:span>( (gov)(registrant)(<text:span text:style-name="T1">ER</text:span>)(<text:span text:style-name="T1">approver</text:span>) ) Screen View </text:p>
        </text:list-item>
        <text:list-item>
          <text:p text:style-name="P2"><text:span text:style-name="T5">Home SHPO</text:span>( (gov)(registrant)(<text:span text:style-name="T1">ER</text:span>)(<text:span text:style-name="T1">manager</text:span>) ) Screen View </text:p>
        </text:list-item>
        <text:list-item>
          <text:p text:style-name="P2"><text:span text:style-name="T5">Home SHPO</text:span>( (gov)(registrant)(<text:span text:style-name="T1">ER</text:span>)(<text:span text:style-name="T1">help</text:span>-<text:span text:style-name="T1">desk</text:span>) ) Screen View </text:p>
        </text:list-item>
        <text:list-item>
          <text:p text:style-name="P2"><text:span text:style-name="T5">Home SHPO</text:span>( (gov)(registrant)(<text:span text:style-name="T1">ER</text:span>)(<text:span text:style-name="T1">system-administrator</text:span>) ) Screen View </text:p>
        </text:list-item>
        <text:list-item>
          <text:p text:style-name="P2"><text:span text:style-name="T5">Home SHPO( (gov)(registrant)(</text:span><text:span text:style-name="T2">ER</text:span><text:span text:style-name="T5">)(</text:span><text:span text:style-name="T2">workflow</text:span><text:span text:style-name="T5">-</text:span><text:span text:style-name="T2">designer</text:span><text:span text:style-name="T5">) ) Screen View </text:span></text:p>
        </text:list-item>
        <text:list-item>
          <text:p text:style-name="P2"><text:span text:style-name="T5">Home SHPO</text:span>( (gov)(registrant)(<text:span text:style-name="T1">ER</text:span>)(<text:span text:style-name="T1">editor</text:span>) ) Screen View </text:p>
        </text:list-item>
        <text:list-item>
          <text:p text:style-name="P2"><text:span text:style-name="T5">Home SHPO</text:span>( (gov)(registrant)(<text:span text:style-name="T1">ER</text:span>)(<text:span text:style-name="T1">editor</text:span>-<text:span text:style-name="T1">proxy</text:span>) ) Screen View </text:p>
        </text:list-item>
        <text:list-item>
          <text:p text:style-name="P2"><text:span text:style-name="T5">Home SHPO</text:span>( (gov)(registrant)(<text:span text:style-name="T1">ER</text:span>) ) Screen View </text:p>
          <text:list>
            <text:list-item>
              <text:p text:style-name="P2">Menu: <text:span text:style-name="T12">Registration</text:span> , <text:span text:style-name="T6">Terms of Use</text:span>, </text:p>
            </text:list-item>
            <text:list-item>
              <text:p text:style-name="P3">Welcome dt@michigan.gov</text:p>
            </text:list-item>
            <text:list-item>
              <text:p text:style-name="P3">Grid: Your Tasks</text:p>
            </text:list-item>
            <text:list-item>
              <text:p text:style-name="P3">Task Messages:</text:p>
              <text:list>
                <text:list-item>
                  <text:p text:style-name="P2"><text:a xlink:type="simple" xlink:href="../../../../../DesignChart/src/xsl/std/layout/page/perspectives_v5/merge.html">Poke</text:a><text:span text:style-name="T8"> , </text:span><text:span text:style-name="T6">1, Unassigned work, Big road project, 10/23/2011 </text:span></text:p>
                </text:list-item>
                <text:list-item>
                  <text:p text:style-name="P2"><text:a xlink:type="simple" xlink:href="../../../../../DesignChart/src/xsl/std/layout/page/perspectives_v5/merge.html">Poke</text:a><text:span text:style-name="T8">, </text:span><text:span text:style-name="T6">2, Unassigned work, The sewer project, 10/23/2011 </text:span></text:p>
                </text:list-item>
                <text:list-item>
                  <text:p text:style-name="P2"><text:a xlink:type="simple" xlink:href="../../../../../DesignChart/src/xsl/std/layout/page/perspectives_v5/merge.html">Confirm</text:a><text:span text:style-name="T8">, </text:span><text:span text:style-name="T6">3, Confirm Assignment, Blue Bus, </text:span><text:a xlink:type="simple" xlink:href="mailto:dt@michigan.gov">dt@michigan.gov</text:a><text:span text:style-name="T6">, 10/23/2011 </text:span></text:p>
                </text:list-item>
              </text:list>
            </text:list-item>
            <text:list-item>
              <text:p text:style-name="P3">Activity Messages:</text:p>
              <text:list>
                <text:list-item>
                  <text:p text:style-name="P2"><text:span text:style-name="T6">1, Granted, ER Reviewer Privileges, dt</text:span><text:a xlink:type="simple" xlink:href="mailto:mrbiggles@michigan.gov">@michigan.gov</text:a><text:span text:style-name="T6">, 10/24/2011 </text:span></text:p>
                </text:list-item>
                <text:list-item>
                  <text:p text:style-name="P2"><text:span text:style-name="T6">2, Requested, Request ER Reviewer Privileges, dt</text:span><text:a xlink:type="simple" xlink:href="mailto:mrbiggles@michigan.gov">@michigan.gov</text:a><text:span text:style-name="T6">, 10/24/2011 </text:span></text:p>
                </text:list-item>
                <text:list-item>
                  <text:p text:style-name="P2"><text:span text:style-name="T6">3, Granted, Registrant Privileges, er-manager</text:span><text:a xlink:type="simple" xlink:href="mailto:nrn-manager@michigan.gov">@michigan.gov</text:a><text:span text:style-name="T6">, 10/24/2011 </text:span></text:p>
                </text:list-item>
                <text:list-item>
                  <text:p text:style-name="P2"><text:span text:style-name="T6">4, Created, Experience and Expertise, dt</text:span><text:a xlink:type="simple" xlink:href="mailto:mrbiggles@michigan.gov">@michigan.gov</text:a><text:span text:style-name="T6">, 10/23/2011 </text:span></text:p>
                </text:list-item>
                <text:list-item>
                  <text:p text:style-name="P2"><text:span text:style-name="T6">5, Created, Mailinig Address, dt</text:span><text:a xlink:type="simple" xlink:href="mailto:mrbiggles@michigan.gov">@michigan.gov</text:a><text:span text:style-name="T6">, 10/23/2011 </text:span></text:p>
                </text:list-item>
                <text:list-item>
                  <text:p text:style-name="P2"><text:span text:style-name="T6">6, Created, Phone, dt</text:span><text:a xlink:type="simple" xlink:href="mailto:mrbiggles@michigan.gov">@michigan.gov</text:a><text:span text:style-name="T6">, 10/23/2011 </text:span></text:p>
                </text:list-item>
                <text:list-item>
                  <text:p text:style-name="P2"><text:span text:style-name="T6">7, Created, Account, dt</text:span><text:a xlink:type="simple" xlink:href="mailto:mrbiggles@michigan.gov">@michigan.gov</text:a><text:span text:style-name="T6">, 10/23/2011 </text:span></text:p>
                </text:list-item>
              </text:list>
            </text:list-item>
          </text:list>
        </text:list-item>
        <text:list-item>
          <text:p text:style-name="P2"><text:span text:style-name="T5">Home SHPO</text:span>( (gov)(registrant)(<text:span text:style-name="T1">ER</text:span>)(<text:span text:style-name="T1">reviewer</text:span>) ) Screen View </text:p>
          <text:list>
            <text:list-item>
              <text:p text:style-name="P4"><text:soft-page-break/>Menu: Registration , Terms of Use, </text:p>
            </text:list-item>
            <text:list-item>
              <text:p text:style-name="P2">Welcome with user name/ email addresss</text:p>
            </text:list-item>
            <text:list-item>
              <text:p text:style-name="P2">Grid: Your Tasks</text:p>
            </text:list-item>
            <text:list-item>
              <text:p text:style-name="P2">Task Messages:</text:p>
              <text:list>
                <text:list-item>
                  <text:p text:style-name="P2"><text:span text:style-name="T3">Assign</text:span> , Preliminary Questionnaire, ,Project name, owner name</text:p>
                </text:list-item>
                <text:list-item>
                  <text:p text:style-name="P2"><text:span text:style-name="T3">Polk</text:span> , Preliminary Questionnaire, Project name, owner name</text:p>
                </text:list-item>
              </text:list>
            </text:list-item>
            <text:list-item>
              <text:p text:style-name="P2">Activity Messages:</text:p>
              <text:list>
                <text:list-item>
                  <text:p text:style-name="P2">1, Granted, NRN Reviewer Privileges, <text:a xlink:type="simple" xlink:href="mailto:mrbiggles@michigan.gov">mrbiggles@michigan.gov</text:a>, 10/24/2011 </text:p>
                </text:list-item>
                <text:list-item>
                  <text:p text:style-name="P2">2, RequestedRequest NRN Reviewer Privileges, <text:a xlink:type="simple" xlink:href="mailto:mrbiggles@michigan.gov">mrbiggles@michigan.gov</text:a>, 10/24/2011 </text:p>
                </text:list-item>
                <text:list-item>
                  <text:p text:style-name="P2">3, GrantedRegistrant Privileges, <text:a xlink:type="simple" xlink:href="mailto:nrn-manager@michigan.gov">nrn-manager@michigan.gov</text:a>, 10/24/2011 </text:p>
                </text:list-item>
                <text:list-item>
                  <text:p text:style-name="P2">4, CreatedExperience and Expertise, <text:a xlink:type="simple" xlink:href="mailto:mrbiggles@michigan.gov">mrbiggles@michigan.gov</text:a>, 10/23/2011 </text:p>
                </text:list-item>
                <text:list-item>
                  <text:p text:style-name="P2">5, Created,Mailinig Address, <text:a xlink:type="simple" xlink:href="mailto:mrbiggles@michigan.gov">mrbiggles@michigan.gov</text:a>, 10/23/2011 </text:p>
                </text:list-item>
                <text:list-item>
                  <text:p text:style-name="P2">6, Created,Phone, <text:a xlink:type="simple" xlink:href="mailto:mrbiggles@michigan.gov">mrbiggles@michigan.gov</text:a>, 10/23/2011</text:p>
                </text:list-item>
                <text:list-item>
                  <text:p text:style-name="P2">7, Created,Account, <text:a xlink:type="simple" xlink:href="mailto:mrbiggles@michigan.gov">mrbiggles@michigan.gov</text:a>, 10/23/2011 </text:p>
                </text:list-item>
              </text:list>
            </text:list-item>
          </text:list>
        </text:list-item>
        <text:list-item>
          <text:p text:style-name="P2"><text:span text:style-name="T5">Home SHPO</text:span>( (gov)(registrant)(<text:span text:style-name="T1">ER</text:span>)(<text:span text:style-name="T1">approver</text:span>) ) Screen View </text:p>
        </text:list-item>
        <text:list-item>
          <text:p text:style-name="P2"><text:span text:style-name="T5">Home SHPO</text:span>( (gov)(registrant)(<text:span text:style-name="T1">ER</text:span>)(<text:span text:style-name="T1">manager</text:span>) ) Screen View </text:p>
        </text:list-item>
        <text:list-item>
          <text:p text:style-name="P2"><text:span text:style-name="T5">Home SHPO</text:span>( (gov)(registrant)(<text:span text:style-name="T1">ER</text:span>)(<text:span text:style-name="T1">help</text:span>-<text:span text:style-name="T1">desk</text:span>) ) Screen View </text:p>
        </text:list-item>
        <text:list-item>
          <text:p text:style-name="P2"><text:span text:style-name="T5">Home SHPO</text:span>( (gov)(registrant)(<text:span text:style-name="T1">ER</text:span>)(<text:span text:style-name="T1">system-administrator</text:span>) ) Screen View </text:p>
        </text:list-item>
        <text:list-item>
          <text:p text:style-name="P2"><text:span text:style-name="T5">Home SHPO</text:span>( (gov)(registrant)(<text:span text:style-name="T1">ER</text:span>)(<text:span text:style-name="T1">workflow</text:span>-<text:span text:style-name="T1">designer</text:span>) ) Screen View </text:p>
          <text:list>
            <text:list-item>
              <text:list>
                <text:list-header>
                  <text:p text:style-name="P2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alibri" svg:font-family="calibri"/>
    <style:font-face style:name="Aharoni" svg:font-family="Aharon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7in" fo:page-height="11in" style:num-format="1" style:print-orientation="landscape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2H27M3S</meta:editing-duration>
    <meta:editing-cycles>39</meta:editing-cycles>
    <meta:generator>OpenOffice.org/3.3$Win32 OpenOffice.org_project/330m20$Build-9567</meta:generator>
    <dc:date>2012-01-05T08:18:38.59</dc:date>
    <dc:creator>James Wilfong</dc:creator>
    <meta:document-statistic meta:table-count="0" meta:image-count="0" meta:object-count="0" meta:page-count="3" meta:paragraph-count="126" meta:word-count="831" meta:character-count="7159"/>
    <meta:user-defined meta:name="Info 1"/>
    <meta:user-defined meta:name="Info 2"/>
    <meta:user-defined meta:name="Info 3"/>
    <meta:user-defined meta:name="Info 4"/>
  </office:meta>
</office:document-meta>
</file>